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  <table:table-cell table:style-name="Default" table:number-columns-repeated="3"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5.05775" calcext:value-type="float">
            <text:p>15.05775</text:p>
          </table:table-cell>
          <table:table-cell office:value-type="float" office:value="14.94625" calcext:value-type="float">
            <text:p>14.94625</text:p>
          </table:table-cell>
          <table:table-cell table:style-name="Default" table:number-columns-repeated="2"/>
          <table:table-cell table:style-name="Default" office:value-type="string" calcext:value-type="string">
            <text:p>1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9055" calcext:value-type="float">
            <text:p>14.9055</text:p>
          </table:table-cell>
          <table:table-cell table:style-name="Default" table:number-columns-repeated="3"/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14.91425" calcext:value-type="float">
            <text:p>14.91425</text:p>
          </table:table-cell>
          <table:table-cell table:style-name="Default" table:number-columns-repeated="3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15.45575" calcext:value-type="float">
            <text:p>15.45575</text:p>
          </table:table-cell>
          <table:table-cell office:value-type="float" office:value="15.6615" calcext:value-type="float">
            <text:p>15.6615</text:p>
          </table:table-cell>
          <table:table-cell table:style-name="Default" table:number-columns-repeated="2"/>
          <table:table-cell table:style-name="Default" office:value-type="string" calcext:value-type="string">
            <text:p>2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589.2215" calcext:value-type="float">
            <text:p>589.2215</text:p>
          </table:table-cell>
          <table:table-cell office:value-type="float" office:value="582.4725" calcext:value-type="float">
            <text:p>582.4725</text:p>
          </table:table-cell>
          <table:table-cell table:style-name="Default" table:number-columns-repeated="2"/>
          <table:table-cell table:style-name="Default" office:value-type="string" calcext:value-type="string">
            <text:p>3M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607.39625" calcext:value-type="float">
            <text:p>607.39625</text:p>
          </table:table-cell>
          <table:table-cell office:value-type="float" office:value="738.03325" calcext:value-type="float">
            <text:p>738.03325</text:p>
          </table:table-cell>
          <table:table-cell table:style-name="Default" table:number-columns-repeated="2"/>
          <table:table-cell table:style-name="Default" office:value-type="string" calcext:value-type="string">
            <text:p>4M</text:p>
          </table:table-cell>
          <table:table-cell office:value-type="float" office:value="8.25" calcext:value-type="float">
            <text:p>8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604.878" calcext:value-type="float">
            <text:p>604.878</text:p>
          </table:table-cell>
          <table:table-cell office:value-type="float" office:value="759.3" calcext:value-type="float">
            <text:p>759.3</text:p>
          </table:table-cell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615.29875" calcext:value-type="float">
            <text:p>615.29875</text:p>
          </table:table-cell>
          <table:table-cell office:value-type="float" office:value="971.23225" calcext:value-type="float">
            <text:p>971.23225</text:p>
          </table:table-cell>
          <table:table-cell table:style-name="Default" table:number-columns-repeated="2"/>
          <table:table-cell table:style-name="Default" office:value-type="string" calcext:value-type="string">
            <text:p>5M</text:p>
          </table:table-cell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6M</text:p>
          </table:table-cell>
          <table:table-cell office:value-type="float" office:value="2308.9475" calcext:value-type="float">
            <text:p>2308.9475</text:p>
          </table:table-cell>
          <table:table-cell office:value-type="float" office:value="1449.02875" calcext:value-type="float">
            <text:p>1449.02875</text:p>
          </table:table-cell>
          <table:table-cell table:style-name="Default" table:number-columns-repeated="2"/>
          <table:table-cell table:style-name="Default" office:value-type="string" calcext:value-type="string">
            <text:p>6M</text:p>
          </table:table-cell>
          <table:table-cell office:value-type="float" office:value="8.25" calcext:value-type="float">
            <text:p>8.25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2"/>
          <table:table-cell office:value-type="float" office:value="1449.9085" calcext:value-type="float">
            <text:p>1449.9085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M</text:p>
          </table:table-cell>
          <table:table-cell table:number-columns-repeated="4"/>
          <table:table-cell office:value-type="string" calcext:value-type="string">
            <text:p>7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8M</text:p>
          </table:table-cell>
          <table:table-cell table:number-columns-repeated="4"/>
          <table:table-cell office:value-type="string" calcext:value-type="string">
            <text:p>8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9M</text:p>
          </table:table-cell>
          <table:table-cell table:number-columns-repeated="4"/>
          <table:table-cell office:value-type="string" calcext:value-type="string">
            <text:p>9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4"/>
          <table:table-cell office:value-type="string" calcext:value-type="string">
            <text:p>10M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2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  <table:table-cell table:style-name="Default" table:number-columns-repeated="3"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4.78875" calcext:value-type="float">
            <text:p>14.78875</text:p>
          </table:table-cell>
          <table:table-cell office:value-type="float" office:value="14.8535" calcext:value-type="float">
            <text:p>14.8535</text:p>
          </table:table-cell>
          <table:table-cell table:style-name="Default" table:number-columns-repeated="2"/>
          <table:table-cell table:style-name="Default" office:value-type="string" calcext:value-type="string">
            <text:p>1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15.02025" calcext:value-type="float">
            <text:p>15.02025</text:p>
          </table:table-cell>
          <table:table-cell office:value-type="float" office:value="14.8595" calcext:value-type="float">
            <text:p>14.8595</text:p>
          </table:table-cell>
          <table:table-cell table:style-name="Default" table:number-columns-repeated="2"/>
          <table:table-cell table:style-name="Default" office:value-type="string" calcext:value-type="string">
            <text:p>2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86475" calcext:value-type="float">
            <text:p>14.86475</text:p>
          </table:table-cell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14.9045" calcext:value-type="float">
            <text:p>14.9045</text:p>
          </table:table-cell>
          <table:table-cell office:value-type="float" office:value="14.87875" calcext:value-type="float">
            <text:p>14.87875</text:p>
          </table:table-cell>
          <table:table-cell table:style-name="Default" table:number-columns-repeated="2"/>
          <table:table-cell table:style-name="Default" office:value-type="string" calcext:value-type="string">
            <text:p>3M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15.41575" calcext:value-type="float">
            <text:p>15.41575</text:p>
          </table:table-cell>
          <table:table-cell office:value-type="float" office:value="15.56975" calcext:value-type="float">
            <text:p>15.56975</text:p>
          </table:table-cell>
          <table:table-cell table:style-name="Default" table:number-columns-repeated="2"/>
          <table:table-cell table:style-name="Default" office:value-type="string" calcext:value-type="string">
            <text:p>4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90.35225" calcext:value-type="float">
            <text:p>90.35225</text:p>
          </table:table-cell>
          <table:table-cell office:value-type="float" office:value="160.97075" calcext:value-type="float">
            <text:p>160.97075</text:p>
          </table:table-cell>
          <table:table-cell table:style-name="Default" table:number-columns-repeated="2"/>
          <table:table-cell table:style-name="Default" office:value-type="string" calcext:value-type="string">
            <text:p>5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6M</text:p>
          </table:table-cell>
          <table:table-cell office:value-type="float" office:value="1468.824" calcext:value-type="float">
            <text:p>1468.824</text:p>
          </table:table-cell>
          <table:table-cell office:value-type="float" office:value="800.195" calcext:value-type="float">
            <text:p>800.195</text:p>
          </table:table-cell>
          <table:table-cell table:style-name="Default" table:number-columns-repeated="2"/>
          <table:table-cell table:style-name="Default" office:value-type="string" calcext:value-type="string">
            <text:p>6M</text:p>
          </table:table-cell>
          <table:table-cell office:value-type="float" office:value="17.75" calcext:value-type="float">
            <text:p>17.75</text:p>
          </table:table-cell>
          <table:table-cell office:value-type="float" office:value="10" calcext:value-type="float">
            <office:annotation draw:style-name="gr1" draw:text-style-name="P1" svg:width="1.1413in" svg:height="0.2346in" svg:x="7.3472in" svg:y="2.4315in" draw:caption-point-x="-0.2402in" draw:caption-point-y="0.5945in">
              <dc:date>2017-02-16T00:00:00</dc:date>
              <text:p text:style-name="P1">Fail = 1</text:p>
            </office:annotation>
            <text:p>10</text:p>
          </table:table-cell>
        </table:table-row>
        <table:table-row table:style-name="ro1">
          <table:table-cell/>
          <table:table-cell office:value-type="float" office:value="1462.92375" calcext:value-type="float">
            <text:p>1462.92375</text:p>
          </table:table-cell>
          <table:table-cell office:value-type="float" office:value="799.91966" calcext:value-type="float">
            <text:p>799.91966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5.175" calcext:value-type="float">
            <text:p>15.175</text:p>
          </table:table-cell>
          <table:table-cell office:value-type="float" office:value="607.3595" calcext:value-type="float">
            <text:p>607.3595</text:p>
          </table:table-cell>
          <table:table-cell table:number-columns-repeated="2"/>
          <table:table-cell office:value-type="string" calcext:value-type="string">
            <text:p>7M</text:p>
          </table:table-cell>
          <table:table-cell office:value-type="float" office:value="0" calcext:value-type="float">
            <office:annotation draw:style-name="gr1" draw:text-style-name="P1" svg:width="1.1413in" svg:height="0.2346in" svg:x="6.4583in" svg:y="2.965in" draw:caption-point-x="-0.2402in" draw:caption-point-y="0.5945in">
              <dc:date>2017-02-16T00:00:00</dc:date>
              <text:p text:style-name="P1">Fail = 2</text:p>
            </office:annotation>
            <text:p>0</text:p>
          </table:table-cell>
          <table:table-cell office:value-type="float" office:value="4.5" calcext:value-type="float">
            <office:annotation draw:style-name="gr1" draw:text-style-name="P1" svg:width="1.1413in" svg:height="0.2346in" svg:x="7.3472in" svg:y="2.965in" draw:caption-point-x="-0.2402in" draw:caption-point-y="0.5945in">
              <dc:date>2017-02-16T00:00:00</dc:date>
              <text:p text:style-name="P1">Fail = 2</text:p>
            </office:annotation>
            <text:p>4.5</text:p>
          </table:table-cell>
        </table:table-row>
        <table:table-row table:style-name="ro1">
          <table:table-cell table:number-columns-repeated="2"/>
          <table:table-cell office:value-type="float" office:value="607.426" calcext:value-type="float">
            <text:p>607.426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613.321" calcext:value-type="float">
            <text:p>613.321</text:p>
          </table:table-cell>
          <table:table-cell office:value-type="float" office:value="1204.432" calcext:value-type="float">
            <text:p>1204.432</text:p>
          </table:table-cell>
          <table:table-cell table:number-columns-repeated="2"/>
          <table:table-cell office:value-type="string" calcext:value-type="string">
            <text:p>8M</text:p>
          </table:table-cell>
          <table:table-cell office:value-type="float" office:value="8.5" calcext:value-type="float">
            <office:annotation draw:style-name="gr1" draw:text-style-name="P1" svg:width="1.1413in" svg:height="0.2346in" svg:x="6.4583in" svg:y="3.498in" draw:caption-point-x="-0.2402in" draw:caption-point-y="0.5945in">
              <dc:date>2017-02-16T00:00:00</dc:date>
              <text:p text:style-name="P1">Fail = 2</text:p>
            </office:annotation>
            <text:p>8.5</text:p>
          </table:table-cell>
          <table:table-cell office:value-type="float" office:value="15" calcext:value-type="float">
            <office:annotation draw:style-name="gr1" draw:text-style-name="P1" svg:width="1.1413in" svg:height="0.2346in" svg:x="7.3472in" svg:y="3.498in" draw:caption-point-x="-0.2402in" draw:caption-point-y="0.5945in">
              <dc:date>2017-02-16T00:00:00</dc:date>
              <text:p text:style-name="P1">Fail = 3</text:p>
            </office:annotation>
            <text:p>1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9M</text:p>
          </table:table-cell>
          <table:table-cell table:number-columns-repeated="4"/>
          <table:table-cell office:value-type="string" calcext:value-type="string">
            <text:p>9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4"/>
          <table:table-cell office:value-type="string" calcext:value-type="string">
            <text:p>10M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-tes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With background flow <text:s/>same dag as test 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  <table:table-cell table:style-name="Default" table:number-columns-repeated="3"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4.8405" calcext:value-type="float">
            <text:p>14.8405</text:p>
          </table:table-cell>
          <table:table-cell office:value-type="float" office:value="15.01" calcext:value-type="float">
            <text:p>15.01</text:p>
          </table:table-cell>
          <table:table-cell table:style-name="Default" table:number-columns-repeated="2"/>
          <table:table-cell table:style-name="Default" office:value-type="string" calcext:value-type="string">
            <text:p>1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545.727" calcext:value-type="float">
            <text:p>545.727</text:p>
          </table:table-cell>
          <table:table-cell office:value-type="float" office:value="15.6645" calcext:value-type="float">
            <text:p>15.6645</text:p>
          </table:table-cell>
          <table:table-cell table:style-name="Default" table:number-columns-repeated="2"/>
          <table:table-cell table:style-name="Default" office:value-type="string" calcext:value-type="string">
            <text:p>2M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6.2765" calcext:value-type="float">
            <text:p>536.2765</text:p>
          </table:table-cell>
          <table:table-cell office:value-type="float" office:value="15.73075" calcext:value-type="float">
            <text:p>15.73075</text:p>
          </table:table-cell>
          <table:table-cell table:style-name="Default"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604.228" calcext:value-type="float">
            <text:p>604.228</text:p>
          </table:table-cell>
          <table:table-cell office:value-type="float" office:value="579.59125" calcext:value-type="float">
            <text:p>579.59125</text:p>
          </table:table-cell>
          <table:table-cell table:style-name="Default" table:number-columns-repeated="2"/>
          <table:table-cell table:style-name="Default"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4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4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5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6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6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7M</text:p>
          </table:table-cell>
          <table:table-cell table:number-columns-repeated="4"/>
          <table:table-cell office:value-type="string" calcext:value-type="string">
            <text:p>7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8M</text:p>
          </table:table-cell>
          <table:table-cell table:number-columns-repeated="4"/>
          <table:table-cell office:value-type="string" calcext:value-type="string">
            <text:p>8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9M</text:p>
          </table:table-cell>
          <table:table-cell table:number-columns-repeated="4"/>
          <table:table-cell office:value-type="string" calcext:value-type="string">
            <text:p>9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4"/>
          <table:table-cell office:value-type="string" calcext:value-type="string">
            <text:p>10M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-test1-nobackgournd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R——test 1 whihout background flow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  <table:table-cell table:style-name="Default" table:number-columns-repeated="3"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2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2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14.91925" calcext:value-type="float">
            <text:p>14.91925</text:p>
          </table:table-cell>
          <table:table-cell/>
          <table:table-cell table:style-name="Default" office:value-type="float" office:value="14.85975" calcext:value-type="float">
            <text:p>14.85975</text:p>
          </table:table-cell>
          <table:table-cell table:style-name="Default"/>
          <table:table-cell table:style-name="Default" office:value-type="string" calcext:value-type="string">
            <text:p>3M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4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4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5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6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6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5.2265" calcext:value-type="float">
            <text:p>15.2265</text:p>
          </table:table-cell>
          <table:table-cell office:value-type="float" office:value="763.005" calcext:value-type="float">
            <text:p>763.005</text:p>
          </table:table-cell>
          <table:table-cell table:number-columns-repeated="2"/>
          <table:table-cell office:value-type="string" calcext:value-type="string">
            <text:p>7M</text:p>
          </table:table-cell>
          <table:table-cell office:value-type="float" office:value="0" calcext:value-type="float">
            <office:annotation draw:style-name="gr1" draw:text-style-name="P1" svg:width="1.1413in" svg:height="0.2346in" svg:x="6.4583in" svg:y="2.965in" draw:caption-point-x="-0.2402in" draw:caption-point-y="0.5945in">
              <dc:date>2017-02-16T00:00:00</dc:date>
              <text:p text:style-name="P1">Fail = 2</text:p>
            </office:annotation>
            <text:p>0</text:p>
          </table:table-cell>
          <table:table-cell office:value-type="float" office:value="2.666" calcext:value-type="float">
            <office:annotation draw:style-name="gr1" draw:text-style-name="P1" svg:width="1.1413in" svg:height="0.2346in" svg:x="7.3472in" svg:y="2.965in" draw:caption-point-x="-0.2402in" draw:caption-point-y="0.5945in">
              <dc:date>2017-02-16T00:00:00</dc:date>
              <text:p text:style-name="P1">Fail = 1</text:p>
            </office:annotation>
            <text:p>2.66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8M</text:p>
          </table:table-cell>
          <table:table-cell table:number-columns-repeated="4"/>
          <table:table-cell office:value-type="string" calcext:value-type="string">
            <text:p>8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9M</text:p>
          </table:table-cell>
          <table:table-cell table:number-columns-repeated="4"/>
          <table:table-cell office:value-type="string" calcext:value-type="string">
            <text:p>9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4"/>
          <table:table-cell office:value-type="string" calcext:value-type="string">
            <text:p>10M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R——test 1with <text:s/>background flows, getLoad &gt; 10 continu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  <table:table-cell table:style-name="Default" table:number-columns-repeated="3"/>
          <table:table-cell table:style-name="Default" office:value-type="string" calcext:value-type="string">
            <text:p>tosr</text:p>
          </table:table-cell>
          <table:table-cell table:style-name="Default" office:value-type="string" calcext:value-type="string">
            <text:p>heuristic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539.128" calcext:value-type="float">
            <text:p>539.128</text:p>
          </table:table-cell>
          <table:table-cell office:value-type="float" office:value="15.57575" calcext:value-type="float">
            <text:p>15.57575</text:p>
          </table:table-cell>
          <table:table-cell table:style-name="Default" table:number-columns-repeated="2"/>
          <table:table-cell table:style-name="Default" office:value-type="string" calcext:value-type="string">
            <text:p>2M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3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3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4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4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5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6M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6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7M</text:p>
          </table:table-cell>
          <table:table-cell table:number-columns-repeated="4"/>
          <table:table-cell office:value-type="string" calcext:value-type="string">
            <text:p>7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8M</text:p>
          </table:table-cell>
          <table:table-cell table:number-columns-repeated="4"/>
          <table:table-cell office:value-type="string" calcext:value-type="string">
            <text:p>8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9M</text:p>
          </table:table-cell>
          <table:table-cell table:number-columns-repeated="4"/>
          <table:table-cell office:value-type="string" calcext:value-type="string">
            <text:p>9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4"/>
          <table:table-cell office:value-type="string" calcext:value-type="string">
            <text:p>10M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0:39:21.368428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2:06:44.910407063</meta:creation-date>
    <meta:generator>LibreOffice/4.2.8.2$Linux_X86_64 LibreOffice_project/420m0$Build-2</meta:generator>
    <dc:date>2017-02-16T19:38:28.448154256</dc:date>
    <meta:editing-duration>PT9H56M1S</meta:editing-duration>
    <meta:editing-cycles>49</meta:editing-cycles>
    <meta:document-statistic meta:table-count="5" meta:cell-count="225" meta:object-count="0"/>
  </office:meta>
</office:document-meta>
</file>